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51pt"/>
    </style:style>
    <style:style style:name="co2" style:family="table-column">
      <style:table-column-properties fo:break-before="auto" style:column-width="163.5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 calcext:value-type="string">
            <text:p>Platform URI</text:p>
          </table:table-cell>
          <table:table-cell table:style-name="ce1" office:value-type="string" calcext:value-type="string">
            <text:p>Platform has &lt;relationship&gt; Sensor</text:p>
          </table:table-cell>
          <table:table-cell table:style-name="ce1" office:value-type="string" calcext:value-type="string">
            <text:p>Sensor URI</text:p>
          </table:table-cell>
          <table:table-cell table:style-name="ce7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los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palsa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i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msre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6" office:value-type="string" calcext:value-type="string">
            <text:p>hasPlatform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od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ur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o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coriolis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windS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08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0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1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2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3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4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_F15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ats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sa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gomo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er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ipa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ra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ciamachy_limb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ciamachy_nadi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i_sar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i_scat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tsr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ra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i_sar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i_scat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ts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gome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r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B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C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D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FY-3F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w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W1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ms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W2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ms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W3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ms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fo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gfor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es_08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811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09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811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09_bk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811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10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811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10_S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811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1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811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1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1215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12_S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1215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13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1215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14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1215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goes_15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_1215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tansoCa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tansoFt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himawari-6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ja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ice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gla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1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poseidon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2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poseidon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1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2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3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4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4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tm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5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s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5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tm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7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etmplu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8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ol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_8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ti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eosat_10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evi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eosat_11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evi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eosat_8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evi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eosat_9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evi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6" office:value-type="string" calcext:value-type="string">
            <text:p>hasPlatform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sc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sc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gome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ias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sc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gome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B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ias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sc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gome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C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ias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7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mm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Hrp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10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0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1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6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7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8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8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9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2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3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4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5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5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5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msub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6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6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6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msub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7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7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7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msub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8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8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9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u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19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vhrr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odin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osir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odin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m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orbview2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seaWiF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parasol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polde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cisat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ceFt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4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vegetation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h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vegetation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aste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mod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topexPoseidon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salt</text:p>
          </table:table-cell>
          <table:table-cell table:style-name="ce6" office:value-type="string" calcext:value-type="string">
            <text:p>hasPlatform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plat_trmm</text:p>
          </table:table-cell>
          <table:table-cell table:style-name="ce5" office:value-type="string" calcext:value-type="string">
            <text:p>hasSensor</text:p>
          </table:table-cell>
          <table:table-cell table:style-name="ce2" office:value-type="string" calcext:value-type="string">
            <text:p>sens_t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Sar_X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arX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tandem_X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arX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 calcext:value-type="string">
            <text:p>plat_tsx_ng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arX</text:p>
          </table:table-cell>
          <table:table-cell table:style-name="ce6" office:value-type="string" calcext:value-type="string">
            <text:p>hasPlatform</text:p>
          </table:table-cell>
          <table:table-cell table:style-name="ce8" table:number-columns-repeated="1020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4:20:42.981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307e7c4f674013ad209127c9372e17fc629b822c</meta:generator>
    <meta:initial-creator>Authorised User</meta:initial-creator>
    <meta:creation-date>2015-10-29T15:32:23Z</meta:creation-date>
    <dc:date>2016-06-09T16:13:19.541789000</dc:date>
    <meta:editing-cycles>7</meta:editing-cycles>
    <meta:editing-duration>PT30M40S</meta:editing-duration>
    <meta:document-statistic meta:table-count="3" meta:cell-count="516" meta:object-count="0"/>
  </office:meta>
</office:document-meta>
</file>